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2.9161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Nom et préno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Maquettage</text:p>
          </table:table-cell>
          <table:table-cell office:value-type="string" calcext:value-type="string">
            <text:p>Allani Amira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haled Mehrez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ohieddinne gdid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6">
            <text:p>Création d’une page web en html, css et bootstrap</text:p>
          </table:table-cell>
          <table:table-cell table:style-name="ce4" office:value-type="string" calcext:value-type="string">
            <text:p>Allani Amira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Khaled Mehrez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ohieddinne gdida</text:p>
          </table:table-cell>
          <table:table-cell table:number-columns-repeated="3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style-name="ce5"/>
          <table:table-cell table:number-columns-repeated="3"/>
        </table:table-row>
        <table:table-row table:style-name="ro1">
          <table:covered-table-cell/>
          <table:table-cell table:number-columns-repeated="3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09:55:42.134919064</meta:creation-date>
    <dc:date>2020-03-13T10:11:51.664628214</dc:date>
    <meta:editing-duration>PT5M59S</meta:editing-duration>
    <meta:editing-cycles>1</meta:editing-cycles>
    <meta:document-statistic meta:table-count="1" meta:cell-count="10" meta:object-count="0"/>
    <meta:generator>LibreOffice/6.3.4.2$Linux_X86_64 LibreOffice_project/30$Build-2</meta:generator>
  </office:meta>
</office:document-meta>
</file>